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f9060"/>
    </style:style>
    <style:style style:name="P3" style:family="paragraph" style:parent-style-name="Standard">
      <style:text-properties style:font-name="Linux Libertine O" officeooo:rsid="001f9060" officeooo:paragraph-rsid="001f9060"/>
    </style:style>
    <style:style style:name="P4" style:family="paragraph" style:parent-style-name="Standard">
      <style:text-properties style:font-name="Linux Libertine O" officeooo:rsid="00276772" officeooo:paragraph-rsid="00276772"/>
    </style:style>
    <style:style style:name="P5" style:family="paragraph" style:parent-style-name="Text_20_body">
      <style:text-properties style:font-name="Linux Libertine O" officeooo:rsid="00276772" officeooo:paragraph-rsid="00276772"/>
    </style:style>
    <style:style style:name="P6" style:family="paragraph" style:parent-style-name="Heading">
      <style:text-properties style:font-name="Linux Libertine O"/>
    </style:style>
    <style:style style:name="P7" style:family="paragraph" style:parent-style-name="Heading">
      <style:text-properties style:font-name="Linux Libertine O" officeooo:paragraph-rsid="00276772"/>
    </style:style>
    <style:style style:name="P8" style:family="paragraph" style:parent-style-name="Standard">
      <style:text-properties style:font-name="Linux Libertine O" officeooo:rsid="0010b024" officeooo:paragraph-rsid="0010b024"/>
    </style:style>
    <style:style style:name="P9" style:family="paragraph" style:parent-style-name="Standard">
      <style:text-properties style:font-name="Linux Libertine O" officeooo:rsid="00276772" officeooo:paragraph-rsid="00276772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3465a4" fo:font-weight="bold" officeooo:rsid="001f9060" style:font-weight-asian="bold" style:font-weight-complex="bold"/>
    </style:style>
    <style:style style:name="T3" style:family="text">
      <style:text-properties fo:color="#3465a4" fo:font-weight="bold" officeooo:rsid="002375c3" style:font-weight-asian="bold" style:font-weight-complex="bold"/>
    </style:style>
    <style:style style:name="T4" style:family="text">
      <style:text-properties fo:color="#3465a4" fo:font-weight="bold" officeooo:rsid="00276772" style:font-weight-asian="bold" style:font-weight-complex="bold"/>
    </style:style>
    <style:style style:name="T5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fo:color="#3465a4" fo:font-size="14pt" fo:font-weight="bold" officeooo:rsid="00276772" style:font-name-asian="Noto Sans CJK SC Regular" style:font-size-asian="14pt" style:font-weight-asian="bold" style:font-name-complex="FreeSans" style:font-size-complex="14pt" style:font-weight-complex="bold"/>
    </style:style>
    <style:style style:name="T7" style:family="text">
      <style:text-properties officeooo:rsid="00276772"/>
    </style:style>
    <style:style style:name="T8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officeooo:rsid="00276772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officeooo:rsid="0029d61b" style:font-size-asian="18.2000007629395pt" style:font-size-complex="18.2000007629395pt" style:font-weight-complex="600"/>
    </style:style>
    <style:style style:name="T11" style:family="text">
      <style:text-properties officeooo:rsid="0028971e"/>
    </style:style>
    <style:style style:name="T12" style:family="text">
      <style:text-properties officeooo:rsid="0029d61b"/>
    </style:style>
    <style:style style:name="T13" style:family="text">
      <style:text-properties officeooo:rsid="002ce9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Masala chicken</text:span><text:span text:style-name="T8"> (</text:span><text:span text:style-name="T9">6</text:span><text:span text:style-name="T8"> portions; </text:span><text:span text:style-name="T10">1h 15m</text:span><text:span text:style-name="T8">)</text:span></text:h>
      <text:p text:style-name="P5">Best marinaded overnight. Easy to freeze for cooking later.</text:p>
      <text:p text:style-name="P6"><text:span text:style-name="T1">For </text:span><text:span text:style-name="T3">the </text:span><text:span text:style-name="T4">pot</text:span></text:p>
      <text:p text:style-name="P2"><text:span text:style-name="T7">Medium-size o</text:span>ven <text:span text:style-name="T7">casserole pot with lid.</text:span></text:p>
      <text:p text:style-name="P2"/>
      <text:p text:style-name="P7"><text:span text:style-name="T2">For </text:span><text:span text:style-name="T3">the</text:span><text:span text:style-name="T2"> </text:span><text:span text:style-name="T4">preparation</text:span></text:p>
      <text:p text:style-name="P3">1kg <text:span text:style-name="T7">chicken breasts</text:span></text:p>
      <text:p text:style-name="P4">1 very heaped tbsp tandoori masala</text:p>
      <text:p text:style-name="P4">salt to taste</text:p>
      <text:p text:style-name="P1"/>
      <text:p text:style-name="P1"/>
      <text:p text:style-name="P4">Cut the chicken into about 60 pieces (for easy portion sizing).</text:p>
      <text:p text:style-name="P4">Add some salt &amp; the masala powder, mix well until evenly coated.</text:p>
      <text:p text:style-name="P4"/>
      <text:p text:style-name="P4">Leave to marinade, preferably overnight. The chicken can be frozen at this point to cook later.</text:p>
      <text:p text:style-name="P3"/>
      <text:p text:style-name="P6"><text:span text:style-name="T5">For the </text:span><text:span text:style-name="T6">cooking</text:span></text:p>
      <text:p text:style-name="P4">6 slices smoked bacon</text:p>
      <text:p text:style-name="P4">450g (large pot) of peach &amp; apricot yoghurt; plain or other yellow fruits also work</text:p>
      <text:p text:style-name="P4"/>
      <text:p text:style-name="P4"/>
      <text:p text:style-name="P4">Put the marinaded chicken into the casserole pot and pour in the yoghurt. Mix well.</text:p>
      <text:p text:style-name="P4"/>
      <text:p text:style-name="P4">Cook in the oven on Gas 9 with the lid on for 10min. Turn down to Gas 6, <text:span text:style-name="T12">tilt the lid slightly,</text:span> and cook for a further 30 minutes.</text:p>
      <text:p text:style-name="P4"/>
      <text:p text:style-name="P4">Remove the lid, <text:span text:style-name="T13">and stir, breaking up any pieces that have stuck together. L</text:span>ay the bacon on top: <text:span text:style-name="T13">t</text:span>he slices can overlap but try to keep the rinds uncovered and out of the liquid.</text:p>
      <text:p text:style-name="P4"/>
      <text:p text:style-name="P4">Cook for a further 20 min<text:span text:style-name="T11">utes</text:span> on Gas 9 without the li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37:41.006097846</dc:date>
    <meta:editing-duration>PT45M1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90" meta:character-count="1017" meta:non-whitespace-character-count="845"/>
  </office:meta>
</office:document-meta>
</file>